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6" style:family="table" style:master-page-name="MP0">
      <style:table-properties style:width="6.3139in" fo:margin-left="0in" fo:margin-right="-0.0458in" style:page-number="auto" table:align="margins"/>
    </style:style>
    <style:style style:name="Table6.A" style:family="table-column">
      <style:table-column-properties style:column-width="4.6556in" style:rel-column-width="48323*"/>
    </style:style>
    <style:style style:name="Table6.B" style:family="table-column">
      <style:table-column-properties style:column-width="0.3799in" style:rel-column-width="3944*"/>
    </style:style>
    <style:style style:name="Table6.C" style:family="table-column">
      <style:table-column-properties style:column-width="1.2785in" style:rel-column-width="13268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2729in" fo:margin-left="0in" fo:margin-right="-0.0049in" fo:margin-top="0in" fo:margin-bottom="0in" table:align="margins"/>
    </style:style>
    <style:style style:name="Table1.A" style:family="table-column">
      <style:table-column-properties style:column-width="0.3611in" style:rel-column-width="3771*"/>
    </style:style>
    <style:style style:name="Table1.B" style:family="table-column">
      <style:table-column-properties style:column-width="5.9118in" style:rel-column-width="61764*"/>
    </style:style>
    <style:style style:name="Table1.A1" style:family="table-cell">
      <style:table-cell-properties fo:padding-left="0.0396in" fo:padding-right="0.0396in" fo:padding-top="0in" fo:padding-bottom="0in" fo:border="none"/>
    </style:style>
    <style:style style:name="Table9" style:family="table">
      <style:table-properties style:width="6.3042in" fo:margin-left="0.0042in" fo:margin-right="-0.0403in" table:align="margins"/>
    </style:style>
    <style:style style:name="Table9.A" style:family="table-column">
      <style:table-column-properties style:column-width="0.4097in" style:rel-column-width="4260*"/>
    </style:style>
    <style:style style:name="Table9.B" style:family="table-column">
      <style:table-column-properties style:column-width="2.3618in" style:rel-column-width="24550*"/>
    </style:style>
    <style:style style:name="Table9.C" style:family="table-column">
      <style:table-column-properties style:column-width="0.7319in" style:rel-column-width="7608*"/>
    </style:style>
    <style:style style:name="Table9.D" style:family="table-column">
      <style:table-column-properties style:column-width="2.391in" style:rel-column-width="24854*"/>
    </style:style>
    <style:style style:name="Table9.E" style:family="table-column">
      <style:table-column-properties style:column-width="0.4104in" style:rel-column-width="4263*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9.B3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P8" style:family="paragraph" style:parent-style-name="Normal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{nama_satker}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Pidsus-10</text:p>
          </table:table-cell>
        </table:table-row>
      </table:table>
      <text:p text:style-name="P5"/>
      <text:p text:style-name="P5">TANDA TERIMA DATA/DOKUMEN/BENDA</text:p>
      <text:p text:style-name="P5"/>
      <text:p text:style-name="P5"/>
      <text:p text:style-name="P8">Pada hari ini {hari_surat}, tanggal {tgl_surat} jam {jam_surat}, Saya {nama}, pangkat {pangkat_ttd} telah menerima data/dokumen/benda dari {isi1} yang berupa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[!-- BEGIN DaftarPaket --]</text:p>
          </table:table-cell>
        </table:table-row>
        <table:table-row>
          <table:table-cell table:style-name="Table1.A1" office:value-type="string">
            <text:p text:style-name="P6">{nourut}</text:p>
          </table:table-cell>
          <table:table-cell table:style-name="Table1.A1" office:value-type="string">
            <text:p text:style-name="P2">{isidetail} [!-- END DaftarPaket --]</text:p>
          </table:table-cell>
        </table:table-row>
      </table:table>
      <text:p text:style-name="P7"/>
      <text:p text:style-name="P7">Penyerahan/penerimaan data/dokumen/benda tersebut berkaitan dengan perkara tindak pidana {isi3}.</text:p>
      <text:p text:style-name="P8">Demikian tanda penerimaan ini dibuat dengan sebenarnya atas kekuatan sumpah jabatan.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>Yang menyerahkan,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>Yang menerima,</text:p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  <text:p text:style-name="P4"/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B3" office:value-type="string">
            <text:p text:style-name="P4">{isi1}</text:p>
          </table:table-cell>
          <table:table-cell table:style-name="Table9.A1" office:value-type="string">
            <text:p text:style-name="P4"/>
          </table:table-cell>
          <table:table-cell table:style-name="Table9.B3" office:value-type="string">
            <text:p text:style-name="P4">{nama_ttd}</text:p>
          </table:table-cell>
          <table:table-cell table:style-name="Table9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32:00Z</meta:creation-date>
    <dc:date>2016-05-20T11:24:14.97</dc:date>
    <meta:editing-cycles>27</meta:editing-cycles>
    <meta:editing-duration>PT1H34M31S</meta:editing-duration>
    <meta:document-statistic meta:table-count="3" meta:image-count="0" meta:object-count="0" meta:page-count="1" meta:paragraph-count="14" meta:word-count="63" meta:character-count="517"/>
    <dc:creator>danar wido</dc:creator>
    <meta:template xlink:type="simple" xlink:actuate="onRequest" xlink:title="" xlink:href="Normal.dotm"/>
  </office:meta>
</office:document-meta>
</file>